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XMLElement.VXM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XMLElement.VXMLElement( String element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XMLElement.getNeedClosing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